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300000349729177DAEFBBFAF5.png" manifest:media-type="image/png"/>
  <manifest:file-entry manifest:full-path="Pictures/100090220000520800007404EA2E7FD9011E788A.svg" manifest:media-type="image/svg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3" style:family="table">
      <style:table-properties style:width="17.002cm" style:rel-width="100%" table:align="center" style:writing-mode="lr-tb"/>
    </style:style>
    <style:style style:name="Tabela3.A" style:family="table-column">
      <style:table-column-properties style:column-width="8.5cm" style:rel-column-width="4819*"/>
    </style:style>
    <style:style style:name="Tabela3.B" style:family="table-column">
      <style:table-column-properties style:column-width="8.502cm" style:rel-column-width="4820*"/>
    </style:style>
    <style:style style:name="Tabela3.A1" style:family="table-cell">
      <style:table-cell-properties fo:padding="0cm" fo:border="none"/>
    </style:style>
    <style:style style:name="Tabela4" style:family="table">
      <style:table-properties style:width="17.002cm" style:rel-width="100%" table:align="center" style:writing-mode="lr-tb"/>
    </style:style>
    <style:style style:name="Tabela4.A" style:family="table-column">
      <style:table-column-properties style:column-width="8.5cm" style:rel-column-width="4819*"/>
    </style:style>
    <style:style style:name="Tabela4.B" style:family="table-column">
      <style:table-column-properties style:column-width="8.502cm" style:rel-column-width="4820*"/>
    </style:style>
    <style:style style:name="Tabela4.A1" style:family="table-cell">
      <style:table-cell-properties fo:padding="0cm" fo:border="none"/>
    </style:style>
    <style:style style:name="P1" style:family="paragraph" style:parent-style-name="Header">
      <loext:graphic-properties draw:fill="bitmap" draw:opacity="0%" draw:fill-image-width="10.294cm" draw:fill-image-height="10.294cm" style:repeat="repeat" draw:fill-image-ref-point-x="0%" draw:fill-image-ref-point-y="0%" draw:fill-image-ref-point="center" draw:tile-repeat-offset="0% vertical"/>
      <style:paragraph-properties fo:background-color="transparent" style:writing-mode="lr-tb"/>
    </style:style>
    <style:style style:name="P2" style:family="paragraph" style:parent-style-name="Text_20_body">
      <style:text-properties officeooo:paragraph-rsid="01c4f483"/>
    </style:style>
    <style:style style:name="P3" style:family="paragraph" style:parent-style-name="Text_20_body">
      <style:text-properties officeooo:paragraph-rsid="013523ed"/>
    </style:style>
    <style:style style:name="P4" style:family="paragraph" style:parent-style-name="Text_20_body">
      <style:text-properties officeooo:paragraph-rsid="012a6d45"/>
    </style:style>
    <style:style style:name="P5" style:family="paragraph" style:parent-style-name="Text_20_body">
      <style:paragraph-properties fo:text-align="start" style:justify-single-word="false"/>
      <style:text-properties officeooo:paragraph-rsid="01c9ca42"/>
    </style:style>
    <style:style style:name="P6" style:family="paragraph" style:parent-style-name="Text_20_body">
      <style:text-properties officeooo:paragraph-rsid="01ca310b"/>
    </style:style>
    <style:style style:name="P7" style:family="paragraph" style:parent-style-name="Text_20_body">
      <style:paragraph-properties fo:text-align="start" style:justify-single-word="false"/>
      <style:text-properties officeooo:rsid="01c9ca42" officeooo:paragraph-rsid="01cb76fb"/>
    </style:style>
    <style:style style:name="P8" style:family="paragraph" style:parent-style-name="Text_20_body">
      <style:paragraph-properties fo:text-align="start" style:justify-single-word="false"/>
      <style:text-properties officeooo:rsid="01c9ca42" officeooo:paragraph-rsid="01ccd868"/>
    </style:style>
    <style:style style:name="P9" style:family="paragraph" style:parent-style-name="Text_20_body">
      <style:paragraph-properties fo:text-align="center" style:justify-single-word="false"/>
      <style:text-properties fo:font-size="6pt" officeooo:paragraph-rsid="01c9ca42" style:font-size-asian="5.25pt" style:font-size-complex="6pt"/>
    </style:style>
    <style:style style:name="P10" style:family="paragraph" style:parent-style-name="Text_20_body">
      <style:text-properties officeooo:paragraph-rsid="01c546fd"/>
    </style:style>
    <style:style style:name="P11" style:family="paragraph" style:parent-style-name="Text_20_body">
      <style:text-properties officeooo:paragraph-rsid="01d05192"/>
    </style:style>
    <style:style style:name="P12" style:family="paragraph" style:parent-style-name="Título_20_2_20_em_20_tabela">
      <style:text-properties officeooo:paragraph-rsid="01c4f483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officeooo:paragraph-rsid="01c4f483"/>
    </style:style>
    <style:style style:name="P15" style:family="paragraph" style:parent-style-name="Table_20_Contents">
      <style:paragraph-properties fo:text-align="center" style:justify-single-word="false"/>
      <style:text-properties officeooo:paragraph-rsid="01ccd868"/>
    </style:style>
    <style:style style:name="P16" style:family="paragraph" style:parent-style-name="Table_20_Contents">
      <style:paragraph-properties fo:text-align="center" style:justify-single-word="false"/>
      <style:text-properties fo:font-size="6pt" style:font-size-asian="5.25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fo:font-size="6pt" officeooo:paragraph-rsid="01c4f483" style:font-size-asian="5.25pt" style:font-size-complex="6pt"/>
    </style:style>
    <style:style style:name="P18" style:family="paragraph" style:parent-style-name="Table_20_Contents">
      <style:paragraph-properties fo:text-align="center" style:justify-single-word="false"/>
      <style:text-properties fo:font-size="6pt" style:font-size-asian="6pt" style:font-size-complex="6pt"/>
    </style:style>
    <style:style style:name="P19" style:family="paragraph" style:parent-style-name="Table_20_Contents">
      <style:paragraph-properties fo:text-align="center" style:justify-single-word="false"/>
      <style:text-properties fo:font-size="6pt" officeooo:paragraph-rsid="01c4f483" style:font-size-asian="6pt" style:font-size-complex="6pt"/>
    </style:style>
    <style:style style:name="P20" style:family="paragraph" style:parent-style-name="Table_20_Contents">
      <style:paragraph-properties fo:text-align="center" style:justify-single-word="false"/>
      <style:text-properties officeooo:rsid="01c9ca42" officeooo:paragraph-rsid="01c9ca42"/>
    </style:style>
    <style:style style:name="P21" style:family="paragraph" style:parent-style-name="Table_20_Contents">
      <style:paragraph-properties fo:text-align="center" style:justify-single-word="false"/>
      <style:text-properties officeooo:rsid="01c9ca42" officeooo:paragraph-rsid="01ccd868"/>
    </style:style>
    <style:style style:name="P22" style:family="paragraph" style:parent-style-name="Text_20_body_20_indent">
      <style:paragraph-properties fo:text-align="start" style:justify-single-word="false"/>
      <style:text-properties fo:font-size="6pt" style:font-size-asian="5.25pt" style:font-size-complex="6pt"/>
    </style:style>
    <style:style style:name="P23" style:family="paragraph" style:parent-style-name="Text_20_body_20_indent">
      <style:paragraph-properties fo:text-align="start" style:justify-single-word="false"/>
      <style:text-properties fo:font-size="6pt" officeooo:paragraph-rsid="01c4f483" style:font-size-asian="5.25pt" style:font-size-complex="6pt"/>
    </style:style>
    <style:style style:name="P24" style:family="paragraph" style:parent-style-name="Text_20_body_20_indent">
      <style:text-properties officeooo:paragraph-rsid="01c4f483"/>
    </style:style>
    <style:style style:name="P25" style:family="paragraph" style:parent-style-name="Text_20_body" style:master-page-name="Standard">
      <style:paragraph-properties style:page-number="1"/>
      <style:text-properties officeooo:paragraph-rsid="012a6d45"/>
    </style:style>
    <style:style style:name="P26" style:family="paragraph" style:parent-style-name="Heading_20_1">
      <style:text-properties officeooo:rsid="00f36a91" officeooo:paragraph-rsid="012a6d45"/>
    </style:style>
    <style:style style:name="P27" style:family="paragraph" style:parent-style-name="Heading_20_1">
      <style:text-properties officeooo:rsid="00f36a91" officeooo:paragraph-rsid="01c4f483"/>
    </style:style>
    <style:style style:name="T1" style:family="text">
      <style:text-properties officeooo:rsid="01069cff"/>
    </style:style>
    <style:style style:name="T2" style:family="text">
      <style:text-properties officeooo:rsid="01c4f483"/>
    </style:style>
    <style:style style:name="T3" style:family="text">
      <style:text-properties officeooo:rsid="0185537d"/>
    </style:style>
    <style:style style:name="T4" style:family="text">
      <style:text-properties officeooo:rsid="01ccd868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style:style style:name="fr2" style:family="graphic" style:parent-style-name="Frame">
      <style:graphic-properties style:vertical-pos="middle" style:vertical-rel="baseline" style:horizontal-pos="center" style:horizontal-rel="paragraph"/>
    </style:style>
    <style:style style:name="fr3" style:family="graphic" style:parent-style-name="Graphics">
      <style:graphic-properties style:run-through="background" style:protect="content size position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aEnvRel" text:name="py3o.objects.mco_form_date_time"/>
        <text:user-field-decl office:value-type="string" office:string-value="Arquivo XML fonte do relatório" text:name="py3o.objects.xml_source_filename"/>
        <text:user-field-decl office:value-type="string" office:string-value="Data do envio do relatório em EPOCH" text:name="py3o.objects.mco_date_from_epoch"/>
        <text:user-field-decl office:value-type="string" office:string-value="Endereço do Posto OfficeTrack" text:name="py3o.objects.mco_location_address"/>
        <text:user-field-decl office:value-type="string" office:string-value="Longitude" text:name="py3o.objects.mco_location_x"/>
        <text:user-field-decl office:value-type="string" office:string-value="Latitude" text:name="py3o.objects.mco_location_y"/>
        <text:user-field-decl office:value-type="string" office:string-value="CloseTec" text:name="py3o.objects.mco_location_date"/>
        <text:user-field-decl office:value-type="string" office:string-value="Data e hora encerramento técnico EPOCH" text:name="py3o.objects.mco_location_date_from_epoch"/>
        <text:user-field-decl office:value-type="string" office:string-value="Nome do Relatório OfficeTrack" text:name="py3o.objects.mco_form_name"/>
        <text:user-field-decl office:value-type="string" office:string-value="Versão do Relatório no OfficeTrack" text:name="py3o.objects.mco_form_version"/>
        <text:user-field-decl office:value-type="string" office:string-value="TimeCheckIn" text:name="py3o.objects.mco_form_checkin_call_datetime"/>
        <text:user-field-decl office:value-type="string" office:string-value="DurCheckIn" text:name="py3o.objects.mco_form_checkin_call_timing"/>
        <text:user-field-decl office:value-type="string" office:string-value="OpCheckIn" text:name="py3o.objects.mco_form_checkin_attendant_by"/>
        <text:user-field-decl office:value-type="string" office:string-value="RespPo" text:name="py3o.objects.mco_form_station_responsible_name"/>
        <text:user-field-decl office:value-type="string" office:string-value="MailPo" text:name="py3o.objects.mco_form_station_responsible_email"/>
        <text:user-field-decl office:value-type="string" office:string-value="FPistaP" text:name="py3o.objects.mco_form_station_first_line_flag"/>
        <text:user-field-decl office:value-type="string" office:string-value="AtivPistP" text:name="py3o.objects.mco_form_station_first_line_activities"/>
        <text:user-field-decl office:value-type="string" office:string-value="FPistaS" text:name="py3o.objects.mco_form_station_sec_line_flag"/>
        <text:user-field-decl office:value-type="string" office:string-value="AtivPistS" text:name="py3o.objects.mco_form_station_sec_line_activities"/>
        <text:user-field-decl office:value-type="string" office:string-value="FServ" text:name="py3o.objects.mco_form_station_server_flag"/>
        <text:user-field-decl office:value-type="string" office:string-value="AtivServer" text:name="py3o.objects.mco_form_station_server_activities"/>
        <text:user-field-decl office:value-type="string" office:string-value="FTeto" text:name="py3o.objects.mco_form_station_roof_flag"/>
        <text:user-field-decl office:value-type="string" office:string-value="FEquip" text:name="py3o.objects.mco_form_station_equipment_flag"/>
        <text:user-field-decl office:value-type="string" office:string-value="ProLocal" text:name="py3o.objects.mco_form_station_trouble_found"/>
        <text:user-field-decl office:value-type="string" office:string-value="TimeCheckOut" text:name="py3o.objects.mco_form_checkout_call_datetime"/>
        <text:user-field-decl office:value-type="string" office:string-value="DurCheckOut" text:name="py3o.objects.mco_form_checkout_call_timing"/>
        <text:user-field-decl office:value-type="string" office:string-value="OpCheckOut" text:name="py3o.objects.mco_form_checkout_attendant_by"/>
        <text:user-field-decl office:value-type="string" office:string-value="Colaborador" text:name="py3o.objects.mco_form_employee_firstname"/>
        <text:user-field-decl office:value-type="string" office:string-value="Número do Empregado" text:name="py3o.objects.mco_form_employee_number"/>
        <text:user-field-decl office:value-type="string" office:string-value="Número da Licença de Motorista" text:name="py3o.objects.mco_form_employee_driver_id"/>
        <text:user-field-decl office:value-type="string" office:string-value="Grupo do Funcionário" text:name="py3o.objects.mco_form_employee_group_name"/>
        <text:user-field-decl office:value-type="string" office:string-value="Tarefa OfficeTrack" text:name="py3o.objects.mco_task_number"/>
        <text:user-field-decl office:value-type="string" office:string-value="Número do Chamado" text:name="py3o.objects.mco_task_request_number"/>
        <text:user-field-decl office:value-type="string" office:string-value="DescServNow" text:name="py3o.objects.mco_task_data1"/>
        <text:user-field-decl office:value-type="string" office:string-value="Prioridade E2i9" text:name="py3o.objects.mco_task_data2"/>
        <text:user-field-decl office:value-type="string" office:string-value="Início SLA" text:name="py3o.objects.mco_task_external_creation_date"/>
        <text:user-field-decl office:value-type="string" office:string-value="" text:name="py3o.objects.mco_task_type_code"/>
        <text:user-field-decl office:value-type="string" office:string-value="" text:name="py3o.objects.mco_task_type_name"/>
        <text:user-field-decl office:value-type="string" office:string-value="" text:name="py3o.objects.mco_task_category_code"/>
        <text:user-field-decl office:value-type="string" office:string-value="" text:name="py3o.objects.mco_task_category_name"/>
        <text:user-field-decl office:value-type="string" office:string-value="City" text:name="py3o.objects.mco_task_customer_city"/>
        <text:user-field-decl office:value-type="string" office:string-value="CodPo" text:name="py3o.objects.mco_task_customer_number"/>
        <text:user-field-decl office:value-type="string" office:string-value="Number" text:name="py3o.objects.mco_task_customer_address_number"/>
        <text:user-field-decl office:value-type="string" office:string-value="NamePo" text:name="py3o.objects.mco_task_customer_name"/>
        <text:user-field-decl office:value-type="string" office:string-value="State" text:name="py3o.objects.mco_task_customer_state"/>
        <text:user-field-decl office:value-type="string" office:string-value="Street" text:name="py3o.objects.mco_task_customer_street"/>
        <text:user-field-decl office:value-type="string" office:string-value="ItR" text:name="py3o.line.entry_form_perf_item"/>
        <text:user-field-decl office:value-type="string" office:string-value="LInst" text:name="py3o.line.entry_form_perf_l_inst"/>
        <text:user-field-decl office:value-type="string" office:string-value="Serial" text:name="py3o.line.entry_form_perf_num_serial"/>
        <text:user-field-decl office:value-type="string" office:string-value="Patri" text:name="py3o.line.entry_form_perf_num_pat"/>
      </text:user-field-decls>
      <text:p text:style-name="P25"><text:a xlink:type="simple" xlink:href="py3o://if=%22objects.mco_form_station_first_line_flag==1%22" text:style-name="Internet_20_link" text:visited-style-name="Visited_20_Internet_20_Link"><text:span text:style-name="T1">if="objects.mco_form_station_first_line_flag==1"</text:span></text:a></text:p>
      <text:h text:style-name="P26" text:outline-level="1">Pista Principal</text:h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Título_20_2_20_em_20_tabela">Atividades realizadas na Pista Principal</text:p>
          </table:table-cell>
          <table:covered-table-cell/>
        </table:table-row>
        <table:table-row>
          <table:table-cell table:style-name="Tabela3.A1" table:number-columns-spanned="2" office:value-type="string">
            <text:p text:style-name="Text_20_body_20_indent"><text:user-field-get text:name="py3o.objects.mco_form_station_sec_line_activities">AtivPistS</text:user-field-get></text:p>
          </table:table-cell>
          <table:covered-table-cell/>
        </table:table-row>
        <table:table-row>
          <table:table-cell table:style-name="Tabela3.A1" table:number-columns-spanned="2" office:value-type="string">
            <text:p text:style-name="P22"/>
          </table:table-cell>
          <table:covered-table-cell/>
        </table:table-row>
        <table:table-row>
          <table:table-cell table:style-name="Tabela3.A1" table:number-columns-spanned="2" office:value-type="string">
            <text:p text:style-name="Título_20_2_20_em_20_tabela">EPCs instalados para atendimento na Pista Principal</text:p>
          </table:table-cell>
          <table:covered-table-cell/>
        </table:table-row>
        <table:table-row>
          <table:table-cell table:style-name="Tabela3.A1" table:number-columns-spanned="2" office:value-type="string">
            <text:p text:style-name="P13"><draw:frame draw:style-name="fr1" draw:name="py3o.image(objects.mco_form_file_pic02.mco_form_file_data, 'png', width=9, height=6, isb64=True)" text:anchor-type="as-char" svg:width="8.999cm" svg:height="6.001cm" draw:z-index="13"><draw:text-box><text:p text:style-name="Frame_20_contents"/></draw:text-box></draw:frame></text:p>
          </table:table-cell>
          <table:covered-table-cell/>
        </table:table-row>
        <table:table-row>
          <table:table-cell table:style-name="Tabela3.A1" table:number-columns-spanned="2" office:value-type="string">
            <text:p text:style-name="P16"/>
          </table:table-cell>
          <table:covered-table-cell/>
        </table:table-row>
        <table:table-row>
          <table:table-cell table:style-name="Tabela3.A1" office:value-type="string">
            <text:p text:style-name="P13"><draw:frame draw:style-name="fr1" draw:name="py3o.image(objects.mco_form_file_pic03.mco_form_file_data, 'png', width=6, height=9, isb64=True)" text:anchor-type="as-char" svg:width="6.001cm" svg:height="8.999cm" draw:z-index="0"><draw:text-box><text:p text:style-name="Frame_20_contents"/></draw:text-box></draw:frame></text:p>
          </table:table-cell>
          <table:table-cell table:style-name="Tabela3.A1" office:value-type="string">
            <text:p text:style-name="P13"><draw:frame draw:style-name="fr1" draw:name="py3o.image(objects.mco_form_file_pic08.mco_form_file_data, 'png', width=6, height=9, isb64=True)" text:anchor-type="as-char" svg:width="6.001cm" svg:height="8.999cm" draw:z-index="1"><draw:text-box><text:p text:style-name="Frame_20_contents"/></draw:text-box></draw:frame></text:p>
          </table:table-cell>
        </table:table-row>
        <table:table-row>
          <table:table-cell table:style-name="Tabela3.A1" office:value-type="string">
            <text:p text:style-name="P13">Selo de Manutenção antes do</text:p>
            <text:p text:style-name="P13">início do atendimento</text:p>
          </table:table-cell>
          <table:table-cell table:style-name="Tabela3.A1" office:value-type="string">
            <text:p text:style-name="P13">Selo de Manutenção após o</text:p>
            <text:p text:style-name="P13">término do atendimento</text:p>
          </table:table-cell>
        </table:table-row>
        <text:soft-page-break/>
        <table:table-row>
          <table:table-cell table:style-name="Tabela3.A1" office:value-type="string">
            <text:p text:style-name="P13"><draw:frame draw:style-name="fr1" draw:name="py3o.image(objects.mco_form_file_pic04.mco_form_file_data, 'png', width=6, height=9, isb64=True)" text:anchor-type="as-char" svg:width="6.001cm" svg:height="8.999cm" draw:z-index="2"><draw:text-box><text:p text:style-name="Frame_20_contents"/></draw:text-box></draw:frame></text:p>
          </table:table-cell>
          <table:table-cell table:style-name="Tabela3.A1" office:value-type="string">
            <text:p text:style-name="P13"><draw:frame draw:style-name="fr1" draw:name="py3o.image(objects.mco_form_file_pic07.mco_form_file_data, 'png', width=6, height=9, isb64=True)" text:anchor-type="as-char" svg:width="6.001cm" svg:height="8.999cm" draw:z-index="3"><draw:text-box><text:p text:style-name="Frame_20_contents"/></draw:text-box></draw:frame></text:p>
          </table:table-cell>
        </table:table-row>
        <table:table-row>
          <table:table-cell table:style-name="Tabela3.A1" office:value-type="string">
            <text:p text:style-name="P13">Quadro Pista Fechado com a</text:p>
            <text:p text:style-name="P13">Moldura antes do atendimento</text:p>
          </table:table-cell>
          <table:table-cell table:style-name="Tabela3.A1" office:value-type="string">
            <text:p text:style-name="P13">Quadro Pista Fechado com a</text:p>
            <text:p text:style-name="P13">Moldura após atendimento</text:p>
          </table:table-cell>
        </table:table-row>
        <table:table-row>
          <table:table-cell table:style-name="Tabela3.A1" office:value-type="string">
            <text:p text:style-name="P18"/>
          </table:table-cell>
          <table:table-cell table:style-name="Tabela3.A1" office:value-type="string">
            <text:p text:style-name="P18"/>
          </table:table-cell>
        </table:table-row>
        <table:table-row>
          <table:table-cell table:style-name="Tabela3.A1" office:value-type="string">
            <text:p text:style-name="P13"><draw:frame draw:style-name="fr1" draw:name="py3o.image(objects.mco_form_file_pic05.mco_form_file_data, 'png', width=6, height=9, isb64=True)" text:anchor-type="as-char" svg:width="6.001cm" svg:height="8.999cm" draw:z-index="16"><draw:text-box><text:p text:style-name="Frame_20_contents"/></draw:text-box></draw:frame></text:p>
          </table:table-cell>
          <table:table-cell table:style-name="Tabela3.A1" office:value-type="string">
            <text:p text:style-name="P13"><draw:frame draw:style-name="fr1" draw:name="py3o.image(objects.mco_form_file_pic06.mco_form_file_data, 'png', width=6, height=9, isb64=True)" text:anchor-type="as-char" svg:width="6.001cm" svg:height="8.999cm" draw:z-index="17"><draw:text-box><text:p text:style-name="Frame_20_contents"/></draw:text-box></draw:frame></text:p>
          </table:table-cell>
        </table:table-row>
        <table:table-row>
          <table:table-cell table:style-name="Tabela3.A1" office:value-type="string">
            <text:p text:style-name="P13">Quadro Pista Aberto antes do</text:p>
            <text:p text:style-name="P13">atendimento</text:p>
          </table:table-cell>
          <table:table-cell table:style-name="Tabela3.A1" office:value-type="string">
            <text:p text:style-name="P13">Quadro Pista Aberto após</text:p>
            <text:p text:style-name="P13">atendimento</text:p>
          </table:table-cell>
        </table:table-row>
        <text:soft-page-break/>
        <table:table-row>
          <table:table-cell table:style-name="Tabela3.A1" table:number-columns-spanned="2" office:value-type="string">
            <text:p text:style-name="P13"><draw:frame draw:style-name="fr1" draw:name="py3o.image(objects.mco_form_file_pic26.mco_form_file_data, 'png', width=6, height=9, isb64=True)" text:anchor-type="as-char" svg:width="6.001cm" svg:height="8.999cm" draw:z-index="4"><draw:text-box><text:p text:style-name="Frame_20_contents"/></draw:text-box></draw:frame></text:p>
          </table:table-cell>
          <table:covered-table-cell/>
        </table:table-row>
        <table:table-row>
          <table:table-cell table:style-name="Tabela3.A1" table:number-columns-spanned="2" office:value-type="string">
            <text:p text:style-name="P13">Teste de Abastecimento</text:p>
          </table:table-cell>
          <table:covered-table-cell/>
        </table:table-row>
        <table:table-row>
          <table:table-cell table:style-name="Tabela3.A1" table:number-columns-spanned="2" office:value-type="string">
            <text:p text:style-name="P5"><text:a xlink:type="simple" xlink:href="py3o://if=%22objects.mco_form_station_roof_flag==1%22" text:style-name="Internet_20_link" text:visited-style-name="Visited_20_Internet_20_Link"><text:span text:style-name="T3">if="objects.mco_form_station_roof_flag==1"</text:span></text:a></text:p>
          </table:table-cell>
          <table:covered-table-cell/>
        </table:table-row>
        <table:table-row>
          <table:table-cell table:style-name="Tabela3.A1" table:number-columns-spanned="2" office:value-type="string">
            <text:p text:style-name="P9"/>
          </table:table-cell>
          <table:covered-table-cell/>
        </table:table-row>
        <table:table-row>
          <table:table-cell table:style-name="Tabela3.A1" office:value-type="string">
            <text:p text:style-name="P20"><draw:frame draw:style-name="fr1" draw:name="py3o.image(objects.mco_form_file_pic22.mco_form_file_data, 'png', width=6, height=9, isb64=True)" text:anchor-type="as-char" svg:width="6.001cm" svg:height="8.999cm" draw:z-index="18"><draw:text-box><text:p text:style-name="Frame_20_contents"/></draw:text-box></draw:frame></text:p>
          </table:table-cell>
          <table:table-cell table:style-name="Tabela3.A1" office:value-type="string">
            <text:p text:style-name="P20"><draw:frame draw:style-name="fr1" draw:name="py3o.image(objects.mco_form_file_pic23.mco_form_file_data, 'png', width=6, height=9, isb64=True)" text:anchor-type="as-char" svg:width="6.001cm" svg:height="8.999cm" draw:z-index="19"><draw:text-box><text:p text:style-name="Frame_20_contents"/></draw:text-box></draw:frame></text:p>
          </table:table-cell>
        </table:table-row>
        <table:table-row>
          <table:table-cell table:style-name="Tabela3.A1" office:value-type="string">
            <text:p text:style-name="P15"><text:span text:style-name="T4">Luminárias</text:span> antes do</text:p>
            <text:p text:style-name="P21">atendimento</text:p>
          </table:table-cell>
          <table:table-cell table:style-name="Tabela3.A1" office:value-type="string">
            <text:p text:style-name="P15"><text:span text:style-name="T4">Luminárias</text:span> após</text:p>
            <text:p text:style-name="P21">atendimento</text:p>
          </table:table-cell>
        </table:table-row>
        <table:table-row>
          <table:table-cell table:style-name="Tabela3.A1" table:number-columns-spanned="2" office:value-type="string">
            <text:p text:style-name="P8"><text:a xlink:type="simple" xlink:href="py3o:///if" text:style-name="Internet_20_link" text:visited-style-name="Visited_20_Internet_20_Link"><text:span text:style-name="T1">/if</text:span></text:a></text:p>
          </table:table-cell>
          <table:covered-table-cell/>
        </table:table-row>
      </table:table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a xlink:type="simple" xlink:href="py3o:///if" text:style-name="Internet_20_link" text:visited-style-name="Visited_20_Internet_20_Link"><text:span text:style-name="T1">/if</text:span></text:a></text:p>
      <text:p text:style-name="P10"><text:soft-page-break/><text:a xlink:type="simple" xlink:href="py3o://if=%22objects.mco_form_station_sec_line_flag==1%22" text:style-name="Internet_20_link" text:visited-style-name="Visited_20_Internet_20_Link"><text:span text:style-name="T1">if="objects.mco_form_station_sec_line_flag==1"</text:span></text:a></text:p>
      <text:h text:style-name="P27" text:outline-level="1">Pista <text:span text:style-name="T2">Secundária</text:span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table:number-columns-spanned="2" office:value-type="string">
            <text:p text:style-name="P12">Atividades realizadas na Pista <text:span text:style-name="T2">Secundária</text:span></text:p>
          </table:table-cell>
          <table:covered-table-cell/>
        </table:table-row>
        <table:table-row>
          <table:table-cell table:style-name="Tabela4.A1" table:number-columns-spanned="2" office:value-type="string">
            <text:p text:style-name="P24"><text:user-field-get text:name="py3o.objects.mco_form_station_sec_line_activities">AtivPistS</text:user-field-get></text:p>
          </table:table-cell>
          <table:covered-table-cell/>
        </table:table-row>
        <table:table-row>
          <table:table-cell table:style-name="Tabela4.A1" table:number-columns-spanned="2" office:value-type="string">
            <text:p text:style-name="P23"/>
          </table:table-cell>
          <table:covered-table-cell/>
        </table:table-row>
        <table:table-row>
          <table:table-cell table:style-name="Tabela4.A1" table:number-columns-spanned="2" office:value-type="string">
            <text:p text:style-name="P12">EPCs instalados para atendimento na Pista <text:span text:style-name="T2">Secundária</text:span></text:p>
          </table:table-cell>
          <table:covered-table-cell/>
        </table:table-row>
        <table:table-row>
          <table:table-cell table:style-name="Tabela4.A1" table:number-columns-spanned="2" office:value-type="string">
            <text:p text:style-name="P14"><draw:frame draw:style-name="fr1" draw:name="py3o.image(objects.mco_form_file_pic09.mco_form_file_data, 'png', width=9, height=6, isb64=True)" text:anchor-type="as-char" svg:width="8.999cm" svg:height="6.001cm" draw:z-index="5"><draw:text-box><text:p text:style-name="Frame_20_contents"/></draw:text-box></draw:frame></text:p>
          </table:table-cell>
          <table:covered-table-cell/>
        </table:table-row>
        <table:table-row>
          <table:table-cell table:style-name="Tabela4.A1" table:number-columns-spanned="2" office:value-type="string">
            <text:p text:style-name="P17"/>
          </table:table-cell>
          <table:covered-table-cell/>
        </table:table-row>
        <table:table-row>
          <table:table-cell table:style-name="Tabela4.A1" office:value-type="string">
            <text:p text:style-name="P14"><draw:frame draw:style-name="fr1" draw:name="py3o.image(objects.mco_form_file_pic10.mco_form_file_data, 'png', width=6, height=9, isb64=True)" text:anchor-type="as-char" svg:width="6.001cm" svg:height="8.999cm" draw:z-index="6"><draw:text-box><text:p text:style-name="Frame_20_contents"/></draw:text-box></draw:frame></text:p>
          </table:table-cell>
          <table:table-cell table:style-name="Tabela4.A1" office:value-type="string">
            <text:p text:style-name="P14"><draw:frame draw:style-name="fr1" draw:name="py3o.image(objects.mco_form_file_pic15.mco_form_file_data, 'png', width=6, height=9, isb64=True)" text:anchor-type="as-char" svg:width="6.001cm" svg:height="8.999cm" draw:z-index="7"><draw:text-box><text:p text:style-name="Frame_20_contents"/></draw:text-box></draw:frame></text:p>
          </table:table-cell>
        </table:table-row>
        <table:table-row>
          <table:table-cell table:style-name="Tabela4.A1" office:value-type="string">
            <text:p text:style-name="P14">Selo de Manutenção antes do</text:p>
            <text:p text:style-name="P14">início do atendimento</text:p>
          </table:table-cell>
          <table:table-cell table:style-name="Tabela4.A1" office:value-type="string">
            <text:p text:style-name="P14">Selo de Manutenção após o</text:p>
            <text:p text:style-name="P14">término do atendimento</text:p>
          </table:table-cell>
        </table:table-row>
        <text:soft-page-break/>
        <table:table-row>
          <table:table-cell table:style-name="Tabela4.A1" office:value-type="string">
            <text:p text:style-name="P14"><draw:frame draw:style-name="fr1" draw:name="py3o.image(objects.mco_form_file_pic11.mco_form_file_data, 'png', width=6, height=9, isb64=True)" text:anchor-type="as-char" svg:width="6.001cm" svg:height="8.999cm" draw:z-index="8"><draw:text-box><text:p text:style-name="Frame_20_contents"/></draw:text-box></draw:frame></text:p>
          </table:table-cell>
          <table:table-cell table:style-name="Tabela4.A1" office:value-type="string">
            <text:p text:style-name="P14"><draw:frame draw:style-name="fr1" draw:name="py3o.image(objects.mco_form_file_pic14.mco_form_file_data, 'png', width=6, height=9, isb64=True)" text:anchor-type="as-char" svg:width="6.001cm" svg:height="8.999cm" draw:z-index="9"><draw:text-box><text:p text:style-name="Frame_20_contents"/></draw:text-box></draw:frame></text:p>
          </table:table-cell>
        </table:table-row>
        <table:table-row>
          <table:table-cell table:style-name="Tabela4.A1" office:value-type="string">
            <text:p text:style-name="P14">Quadro Pista Fechado com a</text:p>
            <text:p text:style-name="P14">Moldura antes do atendimento</text:p>
          </table:table-cell>
          <table:table-cell table:style-name="Tabela4.A1" office:value-type="string">
            <text:p text:style-name="P14">Quadro Pista Fechado com a</text:p>
            <text:p text:style-name="P14">Moldura após atendimento</text:p>
          </table:table-cell>
        </table:table-row>
        <table:table-row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</table:table-row>
        <table:table-row>
          <table:table-cell table:style-name="Tabela4.A1" office:value-type="string">
            <text:p text:style-name="P14"><draw:frame draw:style-name="fr1" draw:name="py3o.image(objects.mco_form_file_pic12.mco_form_file_data, 'png', width=6, height=9, isb64=True)" text:anchor-type="as-char" svg:width="6.001cm" svg:height="8.999cm" draw:z-index="10"><draw:text-box><text:p text:style-name="Frame_20_contents"/></draw:text-box></draw:frame></text:p>
          </table:table-cell>
          <table:table-cell table:style-name="Tabela4.A1" office:value-type="string">
            <text:p text:style-name="P14"><draw:frame draw:style-name="fr1" draw:name="py3o.image(objects.mco_form_file_pic13.mco_form_file_data, 'png', width=6, height=9, isb64=True)" text:anchor-type="as-char" svg:width="6.001cm" svg:height="8.999cm" draw:z-index="11"><draw:text-box><text:p text:style-name="Frame_20_contents"/></draw:text-box></draw:frame></text:p>
          </table:table-cell>
        </table:table-row>
        <table:table-row>
          <table:table-cell table:style-name="Tabela4.A1" office:value-type="string">
            <text:p text:style-name="P14">Quadro Pista Aberto <text:s/>antes do</text:p>
            <text:p text:style-name="P14">atendimento</text:p>
          </table:table-cell>
          <table:table-cell table:style-name="Tabela4.A1" office:value-type="string">
            <text:p text:style-name="P14">Quadro Pista Aberto após</text:p>
            <text:p text:style-name="P14">atendimento</text:p>
          </table:table-cell>
        </table:table-row>
        <text:soft-page-break/>
        <table:table-row>
          <table:table-cell table:style-name="Tabela4.A1" table:number-columns-spanned="2" office:value-type="string">
            <text:p text:style-name="P14"><draw:frame draw:style-name="fr2" draw:name="py3o.image(objects.mco_form_file_pic27.mco_form_file_data, 'png', width=6, height=9, isb64=True)" text:anchor-type="as-char" svg:width="6.001cm" svg:height="8.999cm" draw:z-index="12"><draw:text-box><text:p text:style-name="Frame_20_contents"/></draw:text-box></draw:frame></text:p>
          </table:table-cell>
          <table:covered-table-cell/>
        </table:table-row>
        <table:table-row>
          <table:table-cell table:style-name="Tabela4.A1" table:number-columns-spanned="2" office:value-type="string">
            <text:p text:style-name="P14">Teste de Abastecimento</text:p>
          </table:table-cell>
          <table:covered-table-cell/>
        </table:table-row>
        <table:table-row>
          <table:table-cell table:style-name="Tabela4.A1" table:number-columns-spanned="2" office:value-type="string">
            <text:p text:style-name="P5"><text:a xlink:type="simple" xlink:href="py3o://if=%22objects.mco_form_station_roof_flag==1%22" text:style-name="Internet_20_link" text:visited-style-name="Visited_20_Internet_20_Link"><text:span text:style-name="T3">if="objects.mco_form_station_roof_flag==1"</text:span></text:a></text:p>
          </table:table-cell>
          <table:covered-table-cell/>
        </table:table-row>
        <table:table-row>
          <table:table-cell table:style-name="Tabela4.A1" table:number-columns-spanned="2" office:value-type="string">
            <text:p text:style-name="P9"/>
          </table:table-cell>
          <table:covered-table-cell/>
        </table:table-row>
        <table:table-row>
          <table:table-cell table:style-name="Tabela4.A1" office:value-type="string">
            <text:p text:style-name="P20"><draw:frame draw:style-name="fr1" draw:name="py3o.image(objects.mco_form_file_pic24.mco_form_file_data, 'png', width=6, height=9, isb64=True)" text:anchor-type="as-char" svg:width="6.001cm" svg:height="8.999cm" draw:z-index="14"><draw:text-box><text:p text:style-name="Frame_20_contents"/></draw:text-box></draw:frame></text:p>
          </table:table-cell>
          <table:table-cell table:style-name="Tabela4.A1" office:value-type="string">
            <text:p text:style-name="P20"><draw:frame draw:style-name="fr1" draw:name="py3o.image(objects.mco_form_file_pic25.mco_form_file_data, 'png', width=6, height=9, isb64=True)" text:anchor-type="as-char" svg:width="6.001cm" svg:height="8.999cm" draw:z-index="15"><draw:text-box><text:p text:style-name="Frame_20_contents"/></draw:text-box></draw:frame></text:p>
          </table:table-cell>
        </table:table-row>
        <table:table-row>
          <table:table-cell table:style-name="Tabela4.A1" office:value-type="string">
            <text:p text:style-name="P15"><text:span text:style-name="T4">Luminárias</text:span> antes do</text:p>
            <text:p text:style-name="P21">atendimento</text:p>
          </table:table-cell>
          <table:table-cell table:style-name="Tabela4.A1" office:value-type="string">
            <text:p text:style-name="P15"><text:span text:style-name="T4">Luminárias</text:span> após</text:p>
            <text:p text:style-name="P21">atendimento</text:p>
          </table:table-cell>
        </table:table-row>
        <table:table-row>
          <table:table-cell table:style-name="Tabela4.A1" table:number-columns-spanned="2" office:value-type="string">
            <text:p text:style-name="P7"><text:a xlink:type="simple" xlink:href="py3o:///if" text:style-name="Internet_20_link" text:visited-style-name="Visited_20_Internet_20_Link"><text:span text:style-name="T1">/if</text:span></text:a></text:p>
          </table:table-cell>
          <table:covered-table-cell/>
        </table:table-row>
      </table:table>
      <text:p text:style-name="P2"/>
      <text:p text:style-name="P6"><text:a xlink:type="simple" xlink:href="py3o:///if" text:style-name="Internet_20_link" text:visited-style-name="Visited_20_Internet_20_Link"><text:span text:style-name="T1">/if</text:span></text:a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text-align="justify" style:justify-single-word="false" fo:hyphenation-ladder-count="no-limit" style:page-number="auto" fo:background-color="transparent" style:writing-mode="lr-tb">
        <style:tab-stops/>
      </style:paragraph-properties>
      <style:text-properties style:font-name="DejaVu Sans" fo:font-family="'DejaVu Sans'" style:font-style-name="Book" style:font-family-generic="swiss" style:font-pitch="variable" fo:font-size="10pt" fo:background-color="transparent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lr-tb"/>
      <style:text-properties style:font-name="DejaVu Sans" fo:font-family="'DejaVu Sans'" style:font-style-name="Book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fo:line-height="100%" style:page-number="auto" fo:background-color="transparent" style:writing-mode="lr-tb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.101cm" loext:contextual-spacing="false" fo:line-height="100%" fo:text-indent="1cm" style:auto-text-indent="false" style:writing-mode="lr-tb"/>
      <style:text-properties fo:color="#111c27" fo:font-size="12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cm" fo:margin-bottom="0.21cm" loext:contextual-spacing="false" fo:hyphenation-ladder-count="no-limit" fo:text-indent="0cm" style:auto-text-indent="false" style:page-number="auto" fo:break-before="auto" fo:break-after="auto" fo:background-color="transparent" style:writing-mode="lr-tb"/>
      <style:text-properties fo:color="#111c27" fo:font-size="16pt" fo:font-weight="bold" style:font-size-asian="130%" style:font-weight-asian="bold" style:font-size-complex="130%" style:font-weight-complex="600" fo:hyphenate="false" fo:hyphenation-remain-char-count="2" fo:hyphenation-push-char-count="2"/>
    </style:style>
    <style:style style:name="Frame_20_contents" style:display-name="Frame contents" style:family="paragraph" style:parent-style-name="Standard" style:class="extra">
      <loext:graphic-properties draw:fill="none" draw:fill-color="#729fcf"/>
      <style:paragraph-properties fo:background-color="transparent" style:writing-mode="lr-tb"/>
      <style:text-properties fo:font-size="12pt" style:font-size-asian="10.5pt"/>
    </style:style>
    <style:style style:name="Heading_20_2" style:display-name="Heading 2" style:family="paragraph" style:parent-style-name="Heading" style:class="text" style:master-page-name="">
      <style:paragraph-properties fo:margin-left="0cm" fo:margin-right="0cm" fo:hyphenation-ladder-count="no-limit" fo:text-indent="0cm" style:auto-text-indent="false" style:page-number="auto" style:writing-mode="lr-tb"/>
      <style:text-properties fo:color="#111c27" fo:font-size="12pt" fo:font-weight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style:writing-mode="lr-tb"/>
      <style:text-properties fo:font-size="12pt" style:font-size-asian="10.5pt"/>
    </style:style>
    <style:style style:name="Table_20_Heading" style:display-name="Table Heading" style:family="paragraph" style:parent-style-name="Table_20_Contents" style:class="extra"/>
    <style:style style:name="Título_20_2_20_em_20_Quadro" style:display-name="Título 2 em Quadro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Título_20_1_20_em_20_Quadro" style:display-name="Título 1 em Quadro" style:family="paragraph" style:parent-style-name="Heading_20_1" style:default-outline-level="" style:list-style-name="">
      <style:paragraph-properties fo:margin-left="0cm" fo:margin-right="0cm" fo:text-align="start" style:justify-single-word="false" fo:text-indent="0cm" style:auto-text-indent="false" style:writing-mode="lr-tb"/>
    </style:style>
    <style:style style:name="Text" style:family="paragraph" style:parent-style-name="Caption" style:class="extra"/>
    <style:style style:name="Título_20_2_20_em_20_tabela" style:display-name="Título 2 em tabela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loext:graphic-properties draw:fill="bitmap" draw:opacity="0%" draw:fill-image-width="10.294cm" draw:fill-image-height="10.294cm" style:repeat="repeat" draw:fill-image-ref-point-x="0%" draw:fill-image-ref-point-y="0%" draw:fill-image-ref-point="center" draw:tile-repeat-offset="0% vertical"/>
      <style:paragraph-properties fo:background-color="transparent" style:writing-mode="lr-tb"/>
    </style:style>
    <style:style style:name="Mfr1" style:family="graphic" style:parent-style-name="Graphics">
      <style:graphic-properties style:run-through="background" style:protect="content size position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1.499cm" fo:margin-left="2.499cm" fo:margin-right="1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opacity="100%" draw:fill-image-width="271.604cm" draw:fill-image-height="384.187cm" style:repeat="stretch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01cm" fo:margin-left="0cm" fo:margin-right="0cm" fo:margin-bottom="0cm" style:shadow="none" fo:background-color="transparent" style:dynamic-spacing="false" draw:fill="none" draw:fill-color="#729fcf" draw:opacity="0%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opacity="100%" draw:fill-image-width="154.321cm" draw:fill-image-height="218.414cm" style:repeat="stretch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width="21.001cm" svg:height="29.7cm" draw:z-index="25"><draw:image xlink:href="Pictures/100090220000520800007404EA2E7FD9011E788A.svg" xlink:type="simple" xlink:show="embed" xlink:actuate="onLoad"/><draw:image xlink:href="Pictures/100002010000025300000349729177DAEFBBFAF5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/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09:53:48.918949701</meta:creation-date>
    <dc:date>2017-07-17T15:53:07.297051195</dc:date>
    <meta:editing-duration>P4DT21H37M46S</meta:editing-duration>
    <meta:editing-cycles>267</meta:editing-cycles>
    <meta:generator>LibreOffice/5.3.3.2$Linux_X86_64 LibreOffice_project/30m0$Build-2</meta:generator>
    <meta:print-date>2017-05-25T20:14:06.713393919</meta:print-date>
    <meta:document-statistic meta:table-count="2" meta:image-count="1" meta:object-count="0" meta:page-count="6" meta:paragraph-count="70" meta:word-count="146" meta:character-count="1126" meta:non-whitespace-character-count="1029"/>
  </office:meta>
</office:document-meta>
</file>